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7396in" table:align="left"/>
    </style:style>
    <style:style style:name="Table1.A" style:family="table-column">
      <style:table-column-properties style:column-width="1.8542in"/>
    </style:style>
    <style:style style:name="Table1.B" style:family="table-column">
      <style:table-column-properties style:column-width="0.4479in"/>
    </style:style>
    <style:style style:name="Table1.C" style:family="table-column">
      <style:table-column-properties style:column-width="0.7292in"/>
    </style:style>
    <style:style style:name="Table1.D" style:family="table-column">
      <style:table-column-properties style:column-width="0.7083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D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A12" style:family="table-cell">
      <style:table-cell-properties fo:padding="0.0382in" fo:border="none"/>
    </style:style>
    <style:style style:name="Table1.A13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A15" style:family="table-cell">
      <style:table-cell-properties fo:padding="0.0382in" fo:border="none"/>
    </style:style>
    <style:style style:name="Table1.A16" style:family="table-cell">
      <style:table-cell-properties fo:padding="0.0382in" fo:border="none"/>
    </style:style>
    <style:style style:name="Table1.A17" style:family="table-cell">
      <style:table-cell-properties fo:padding="0.0382in" fo:border="none"/>
    </style:style>
    <style:style style:name="Table2" style:family="table">
      <style:table-properties style:width="3.6979in" table:align="left" style:may-break-between-rows="false"/>
    </style:style>
    <style:style style:name="Table2.A" style:family="table-column">
      <style:table-column-properties style:column-width="3.6979in"/>
    </style:style>
    <style:style style:name="Table3" style:family="table">
      <style:table-properties style:width="2.9986in" table:align="right" style:may-break-between-rows="true"/>
    </style:style>
    <style:style style:name="Table3.A" style:family="table-column">
      <style:table-column-properties style:column-width="1.4271in"/>
    </style:style>
    <style:style style:name="Table3.B" style:family="table-column">
      <style:table-column-properties style:column-width="1.5715in"/>
    </style:style>
    <style:style style:name="Table3.A1" style:family="table-cell">
      <style:table-cell-properties fo:background-color="#e6e6e6" fo:padding="0.0382in" fo:border="none">
        <style:background-image/>
      </style:table-cell-properties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4" style:family="table">
      <style:table-properties style:width="3.6979in" table:align="left" style:may-break-between-rows="false"/>
    </style:style>
    <style:style style:name="Table4.A" style:family="table-column">
      <style:table-column-properties style:column-width="3.6979in"/>
    </style:style>
    <style:style style:name="Table5" style:family="table">
      <style:table-properties style:width="2.9986in" table:align="right" style:may-break-between-rows="true"/>
    </style:style>
    <style:style style:name="Table5.A" style:family="table-column">
      <style:table-column-properties style:column-width="1.4271in"/>
    </style:style>
    <style:style style:name="Table5.B" style:family="table-column">
      <style:table-column-properties style:column-width="1.5715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5.A4" style:family="table-cell">
      <style:table-cell-properties fo:background-color="#e6e6e6" fo:padding="0.0382in" fo:border="none">
        <style:background-image/>
      </style:table-cell-properties>
    </style:style>
    <style:style style:name="Table6" style:family="table">
      <style:table-properties style:width="2.9986in" table:align="right" style:may-break-between-rows="true"/>
    </style:style>
    <style:style style:name="Table6.A" style:family="table-column">
      <style:table-column-properties style:column-width="1.4271in"/>
    </style:style>
    <style:style style:name="Table6.B" style:family="table-column">
      <style:table-column-properties style:column-width="1.571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Text_20_body">
      <style:text-properties officeooo:paragraph-rsid="00254c33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Liberation Serif1"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0pt" style:font-size-asian="10pt" style:font-size-complex="10pt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262313" style:font-size-asian="6pt" style:font-weight-asian="normal" style:font-size-complex="6pt" style:font-weight-complex="normal"/>
    </style:style>
    <style:style style:name="P9" style:family="paragraph" style:parent-style-name="Heading_20_2">
      <style:text-properties fo:font-size="10pt" style:font-size-asian="10pt" style:font-size-complex="10pt"/>
    </style:style>
    <style:style style:name="P10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Heading_20_2">
      <loext:graphic-properties draw:fill="solid" draw:fill-color="#e6e6e6" draw:opacity="100%"/>
      <style:paragraph-properties fo:background-color="#e6e6e6"/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fo:font-size="11pt" officeooo:paragraph-rsid="00254c33" style:font-size-asian="11pt" style:font-size-complex="11pt"/>
    </style:style>
    <style:style style:name="P17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8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19" style:family="paragraph" style:parent-style-name="Table_20_Heading">
      <style:paragraph-properties fo:text-align="end" style:justify-single-word="false"/>
      <style:text-properties fo:font-size="11pt" officeooo:rsid="00254c33" officeooo:paragraph-rsid="00254c33" style:font-size-asian="11pt" style:font-size-complex="11pt"/>
    </style:style>
    <style:style style:name="P20" style:family="paragraph" style:parent-style-name="Table_20_Heading">
      <style:text-properties fo:font-size="10pt" officeooo:rsid="00252e5e" officeooo:paragraph-rsid="00252e5e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22" style:family="paragraph" style:parent-style-name="Text_20_body">
      <style:paragraph-properties fo:margin-top="0in" fo:margin-bottom="0in" loext:contextual-spacing="false"/>
    </style:style>
    <style:style style:name="P23" style:family="paragraph" style:parent-style-name="Table_20_Heading">
      <style:paragraph-properties fo:text-align="end" style:justify-single-word="false"/>
      <style:text-properties fo:font-size="11pt" officeooo:rsid="0028e40a" officeooo:paragraph-rsid="0028e40a" style:font-size-asian="11pt" style:font-size-complex="11pt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262313" style:font-size-asian="6pt" style:font-weight-asian="normal" style:font-size-complex="6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font-size="10pt" officeooo:paragraph-rsid="0031ebe8" style:font-size-asian="10pt" style:font-size-complex="10pt"/>
    </style:style>
    <style:style style:name="T1" style:family="text">
      <style:text-properties officeooo:rsid="00252e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Standard"><text:placeholder text:placeholder-type="text">&lt;setLang(sale.party.lang and sale.party.lang.code or 'en_US')&gt;</text:placeholder><text:placeholder text:placeholder-type="text">&lt;sale.setLang(sale.party.lang and sale.party.lang.code or 'en_US')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22"><text:placeholder text:placeholder-type="text">&lt;choose test=""&gt;</text:placeholder></text:p>
      <text:p text:style-name="Text_20_body"><text:placeholder text:placeholder-type="text">&lt;when test="sale.state == 'draft'"&gt;</text:placeholder></text:p>
      <text:p text:style-name="P17"><text:span text:style-name="T1">Venta</text:span>° <text:placeholder text:placeholder-type="text">&lt;sale.ticket_number or sale.reference&gt;</text:placeholder></text:p>
      <text:p text:style-name="P2"><text:span text:style-name="T1">Fecha</text:span>: <text:placeholder text:placeholder-type="text">&lt;formatLang(sale.create_date, sale.party.lang)&gt;</text:placeholder></text:p>
      <text:p text:style-name="P4"><text:placeholder text:placeholder-type="text">&lt;/when&gt;</text:placeholder></text:p>
      <text:p text:style-name="P4"><text:placeholder text:placeholder-type="text">&lt;otherwise test=""&gt;</text:placeholder></text:p>
      <text:p text:style-name="P17"><text:placeholder text:placeholder-type="text">&lt;choose test=""&gt;</text:placeholder><text:placeholder text:placeholder-type="text">&lt;when test="sale.ticket_number"&gt;</text:placeholder><text:span text:style-name="T1">Reporte Nº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1">Venta</text:span> N° <text:placeholder text:placeholder-type="text">&lt;/otherwise&gt;</text:placeholder><text:placeholder text:placeholder-type="text">&lt;/choose&gt;</text:placeholder><text:placeholder text:placeholder-type="text">&lt;sale.ticket_number or sale.reference&gt;</text:placeholder></text:p>
      <text:p text:style-name="P2"><text:span text:style-name="T1">Fecha</text:span>: <text:placeholder text:placeholder-type="text">&lt;formatLang(sale.sale_date, sale.party.lang) if sale.sale_date else ''&gt;</text:placeholder>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Standard"><text:span text:style-name="T1">Cliente</text:span>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0">Descripción</text:p>
            </table:table-cell>
            <table:table-cell table:style-name="Table1.A1" office:value-type="string">
              <text:p text:style-name="P20">Cant.</text:p>
            </table:table-cell>
            <table:table-cell table:style-name="Table1.A1" office:value-type="string">
              <text:p text:style-name="P20">Precio Unitario</text:p>
            </table:table-cell>
            <table:table-cell table:style-name="Table1.A1" office:value-type="string">
              <text:p text:style-name="P20">Monto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12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6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P6"><text:placeholder text:placeholder-type="text">&lt;/for&gt;</text:placeholder></text:p>
          </table:table-cell>
          <table:table-cell table:style-name="Table1.B5" office:value-type="string">
            <text:p text:style-name="P13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13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25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13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9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6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2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8">Total (<text:span text:style-name="T1">sin imp.</text:span>):</text:p>
                </table:table-cell>
                <table:table-cell table:style-name="Table3.A1" office:value-type="string">
                  <text:p text:style-name="P15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18"><text:span text:style-name="T1">Impuestos</text:span>:</text:p>
                </table:table-cell>
                <table:table-cell table:style-name="Table3.B2" office:value-type="string">
                  <text:p text:style-name="P15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18">Total:</text:p>
                </table:table-cell>
                <table:table-cell table:style-name="Table3.A1" office:value-type="string">
                  <text:p text:style-name="P15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P14"/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3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15"/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payment.statement.journal.journal.name&gt;</text:placeholder></text:p>
                </table:table-cell>
                <table:table-cell table:style-name="Table5.A1" office:value-type="string">
                  <text:p text:style-name="P15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3"><text:placeholder text:placeholder-type="text">&lt;/for&gt;</text:placeholder></text:p>
                </table:table-cell>
                <table:table-cell table:style-name="Table5.A1" office:value-type="string">
                  <text:p text:style-name="P15"/>
                </table:table-cell>
              </table:table-row>
              <table:table-row>
                <table:table-cell table:style-name="Table5.A4" office:value-type="string">
                  <text:p text:style-name="P18"><text:span text:style-name="T1">Pagado</text:span>:</text:p>
                </table:table-cell>
                <table:table-cell table:style-name="Table5.A4" office:value-type="string">
                  <text:p text:style-name="P15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3"><text:placeholder text:placeholder-type="text">&lt;choose test=""&gt;</text:placeholder></text:p>
                </table:table-cell>
                <table:table-cell table:style-name="Table5.A1" office:value-type="string">
                  <text:p text:style-name="P15"/>
                </table:table-cell>
              </table:table-row>
              <table:table-row>
                <table:table-cell table:style-name="Table5.A1" office:value-type="string">
                  <text:p text:style-name="P13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15"/>
                </table:table-cell>
              </table:table-row>
              <table:table-row>
                <table:table-cell table:style-name="Table5.A1" office:value-type="string">
                  <text:p text:style-name="P18"><text:span text:style-name="T1">Pendiente</text:span>:</text:p>
                </table:table-cell>
                <table:table-cell table:style-name="Table5.A1" office:value-type="string">
                  <text:p text:style-name="P15"><text:placeholder text:placeholder-type="text">&lt;formatLang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3"><text:placeholder text:placeholder-type="text">&lt;/when&gt;</text:placeholder></text:p>
                </table:table-cell>
                <table:table-cell table:style-name="Table5.A1" office:value-type="string">
                  <text:p text:style-name="P15"/>
                </table:table-cell>
              </table:table-row>
              <table:table-row>
                <table:table-cell table:style-name="Table5.A1" office:value-type="string">
                  <text:p text:style-name="P13"><text:placeholder text:placeholder-type="text">&lt;/choose&gt;</text:placeholder></text:p>
                </table:table-cell>
                <table:table-cell table:style-name="Table5.A1" office:value-type="string">
                  <text:p text:style-name="P15"/>
                </table:table-cell>
              </table:table-row>
            </table:table>
            <text:p text:style-name="P14"/>
          </table:table-cell>
        </table:table-row>
      </table:table>
      <text:p text:style-name="Text_20_body"/>
      <text:p text:style-name="P5"/>
      <text:p text:style-name="P5"/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Recibido: </text:p>
          </table:table-cell>
          <table:table-cell table:style-name="Table6.A1" office:value-type="string">
            <text:p text:style-name="P16"><text:placeholder text:placeholder-type="text">&lt;sale.recibido&gt;</text:placeholder></text:p>
          </table:table-cell>
        </table:table-row>
        <table:table-row>
          <table:table-cell table:style-name="Table6.A1" office:value-type="string">
            <text:p text:style-name="P23">Su cambio:</text:p>
          </table:table-cell>
          <table:table-cell table:style-name="Table6.A1" office:value-type="string">
            <text:p text:style-name="P16"/>
          </table:table-cell>
        </table:table-row>
      </table:table>
      <text:p text:style-name="P5"/>
      <text:p text:style-name="P8"/>
      <text:p text:style-name="P5"><text:span text:style-name="T1">Vendedor</text:span>: <text:placeholder text:placeholder-type="text">&lt;user.name&gt;</text:placeholder></text:p>
      <text:p text:style-name="Text_20_body"><text:placeholder text:placeholder-type="text">&lt;/for&gt;</text:placeholder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118.1102in" style:num-format="1" style:print-orientation="portrait" fo:margin-top="0.1965in" fo:margin-bottom="0.1965in" fo:margin-left="0.1965in" fo:margin-right="0.19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6" meta:image-count="0" meta:object-count="0" meta:page-count="1" meta:paragraph-count="71" meta:word-count="190" meta:character-count="2432" meta:non-whitespace-character-count="2312"/>
    <meta:user-defined meta:name="Info 1"/>
    <meta:user-defined meta:name="Info 2"/>
    <meta:user-defined meta:name="Info 3"/>
    <meta:user-defined meta:name="Info 4"/>
  </office:meta>
</office:document-meta>
</file>